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25-09-08 2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25-06-09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25-03-10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24-12-09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24-09-17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24-06-10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24-03-13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23-12-15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23-09-12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23-06-13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23-03-16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22-12-13 2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22-09-21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22-06-13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22-03-07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21-12-07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21-09-13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21-06-1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21-03-22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20-12-09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20-10-02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20-06-17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19-12-05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19-09-19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19-06-21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19-03-12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18-12-17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18-09-11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18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18-03-28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17-12-07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17-09-20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17-06-08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17-03-29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17-01-25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16-09-22 2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16-06-28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16-04-06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15-12-10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15-09-02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15-06-24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15-03-26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14-12-18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14-09-17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14-06-24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14-03-12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13-12-12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13-09-18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13-06-11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13-03-21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12-12-11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12-09-20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12-06-28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12-03-01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11-12-13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11-09-15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11-06-14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1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10-12-09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10-09-09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10-06-0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10-03-04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09-12-0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09-08-25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09-06-03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09-03-19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08-12-0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08-09-0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08-06-05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08-03-05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07-12-05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07-09-05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07-06-01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07-03-16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06-12-05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06-09-12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06-06-02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06-03-02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05-12-01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05-09-01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05-06-02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05-03-02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04-11-02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04-09-01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04-07-01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04-05-05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04-03-02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03-12-31 0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03-10-29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03-09-04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03-06-26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03-04-23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03-02-26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02-12-31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02-10-30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02-08-27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02-06-19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02-04-25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02-02-21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01-12-0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01-10-17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01-08-16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01-06-13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01-04-24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0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00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0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00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00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0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0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00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2000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1999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199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1999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1999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1999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1999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1999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1999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1999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1999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1999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1998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1998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824122325401</text:p>
          </table:table-cell>
          <table:table-cell office:value-type="string" calcext:value-type="string">
            <text:p>01.00S/02.00E-22BAD01</text:p>
          </table:table-cell>
          <table:table-cell office:value-type="string" calcext:value-type="string">
            <text:p>1994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04" meta:object-count="0"/>
    <meta:user-defined meta:name="AppVersion">3.0</meta:user-defined>
  </office:meta>
</office:document-meta>
</file>